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6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loext:contextual-spacing="false" fo:margin-top="0cm" fo:margin-bottom="0cm"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loext:contextual-spacing="false" fo:margin-top="0cm" fo:margin-bottom="0cm" fo:background-color="transparent">
        <style:background-image/>
      </style:paragraph-properties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">Mardi 05 mars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5">horaires</text:p>
          </table:table-cell>
          <table:table-cell table:style-name="Tableau1.B2" office:value-type="string">
            <text:p text:style-name="P3">CP</text:p>
          </table:table-cell>
          <table:table-cell table:style-name="Tableau1.C2" office:value-type="string">
            <text:p text:style-name="P3">CE1</text:p>
          </table:table-cell>
        </table:table-row>
        <table:table-row>
          <table:table-cell table:style-name="Tableau1.A2" table:number-rows-spanned="2" office:value-type="string">
            <text:p text:style-name="P2">8h3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15</text:p>
            <text:p text:style-name="P2"/>
            <text:p text:style-name="P2"/>
          </table:table-cell>
          <table:table-cell table:style-name="Tableau1.B3" table:number-columns-spanned="2" office:value-type="string">
            <text:p text:style-name="P6">Rituel : - le jour d'aujourd'hui : la roue des jours + écriture de la date au tableau </text:p>
            <text:p text:style-name="P6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8">Lecture</text:p>
            <text:p text:style-name="P7">→ coller les devoirs</text:p>
            <text:p text:style-name="P7">→ écriture sur le cahier → critères de réussite à remplir</text:p>
            <text:p text:style-name="P8">→ <text:span text:style-name="T1">lire dans sa tête le texte : entourer les mots et les sons qu'on n'arrive pas à lire (seul puis 2 par 2)</text:span></text:p>
            <text:p text:style-name="P25">→ lecture collective</text:p>
            <text:p text:style-name="P25">→ questions sur la compréhension du texte : mimer le texte.</text:p>
            <text:p text:style-name="P25">→ exercices du fichier</text:p>
          </table:table-cell>
          <table:table-cell table:style-name="Tableau1.B3" office:value-type="string">
            <text:p text:style-name="P12">Lecture explicite</text:p>
            <text:p text:style-name="P23">suite cf guide </text:p>
            <text:p text:style-name="P23">Présentation des objectifs du module 3 : liste sur une affiche.</text:p>
            <text:p text:style-name="P23">Présentation de l'ouvrage jusqu'à découverte du texte.</text:p>
            <text:p text:style-name="P24">EDL</text:p>
            <text:p text:style-name="P15">S1 Connaître les pronoms personnels sujets</text:p>
            <text:p text:style-name="P13">Dictée</text:p>
            <text:p text:style-name="P15">Écoute de la dictée au casque</text:p>
            <text:p text:style-name="P16">Ecrire la dictée sur son cahier</text:p>
            <text:p text:style-name="P16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2">10h00</text:p>
          </table:table-cell>
          <table:table-cell table:style-name="Tableau1.C2" table:number-columns-spanned="2" office:value-type="string">
            <text:p text:style-name="P4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10h15</text:p>
            <text:p text:style-name="P2"/>
            <text:p text:style-name="P2"/>
            <text:p text:style-name="P2"/>
            <text:p text:style-name="P2"/>
            <text:p text:style-name="P2"/>
            <text:p text:style-name="P2">10h30</text:p>
          </table:table-cell>
          <table:table-cell table:style-name="Tableau1.B6" office:value-type="string">
            <text:p text:style-name="P26">Suite exercices</text:p>
          </table:table-cell>
          <table:table-cell table:style-name="Tableau1.C6" office:value-type="string">
            <text:p text:style-name="P13">Copie (15min)</text:p>
            <text:p text:style-name="P16">Choix d'un texte</text:p>
            <text:p text:style-name="P16">Melyna : mettre fiche lettres cursives et scripts</text:p>
            <text:p text:style-name="P16"/>
            <text:p text:style-name="P16">Copier devoirs</text:p>
          </table:table-cell>
        </table:table-row>
        <table:table-row>
          <table:covered-table-cell/>
          <table:table-cell table:style-name="Tableau1.B6" office:value-type="string">
            <text:p text:style-name="P1">Calcul mental : <text:span text:style-name="T3">cf classeur rouge</text:span></text:p>
          </table:table-cell>
          <table:table-cell table:style-name="Tableau1.C6" office:value-type="string">
            <text:p text:style-name="P14">Calcul mental : <text:span text:style-name="T1">cf classeur rouge</text:span></text:p>
            <text:p text:style-name="P17"/>
          </table:table-cell>
        </table:table-row>
        <table:table-row>
          <table:table-cell table:style-name="Tableau1.A2" office:value-type="string">
            <text:p text:style-name="P2">10h45</text:p>
          </table:table-cell>
          <table:table-cell table:style-name="Tableau1.C6" table:number-columns-spanned="2" office:value-type="string">
            <text:p text:style-name="P1">Maths </text:p>
            <text:p text:style-name="P19">Résoudre des problèmes relevant de structures additives ou soustractives</text:p>
            <text:p text:style-name="P19">Séance 1 </text:p>
          </table:table-cell>
          <table:covered-table-cell/>
        </table:table-row>
        <table:table-row>
          <table:table-cell table:style-name="Tableau1.A2" office:value-type="string">
            <text:p text:style-name="P2">11h30</text:p>
          </table:table-cell>
          <table:table-cell table:style-name="Tableau1.B9" table:number-columns-spanned="2" office:value-type="string">
            <text:p text:style-name="P18">Pause méridienne</text:p>
          </table:table-cell>
          <table:covered-table-cell/>
        </table:table-row>
        <table:table-row>
          <table:table-cell table:style-name="Tableau1.A2" office:value-type="string">
            <text:p text:style-name="P2">13h00</text:p>
          </table:table-cell>
          <table:table-cell table:style-name="Tableau1.C6" table:number-columns-spanned="2" office:value-type="string">
            <text:p text:style-name="P10"><text:span text:style-name="T2">ANGLAIS</text:span> : </text:p>
          </table:table-cell>
          <table:covered-table-cell/>
        </table:table-row>
        <table:table-row>
          <table:table-cell table:style-name="Tableau1.A2" office:value-type="string">
            <text:p text:style-name="P2">13h45</text:p>
            <text:p text:style-name="P2"/>
          </table:table-cell>
          <table:table-cell table:style-name="Tableau1.C6" table:number-columns-spanned="2" office:value-type="string">
            <text:p text:style-name="P9">LITTERATURE</text:p>
            <text:p text:style-name="P21">Les Ce1 racontent l'histoire choisie pendant les vacances ( 2min)</text:p>
            <text:p text:style-name="P21">Présentation d'un Kamishibaï</text:p>
          </table:table-cell>
          <table:covered-table-cell/>
        </table:table-row>
        <table:table-row>
          <table:table-cell table:style-name="Tableau1.A12" office:value-type="string">
            <text:p text:style-name="P2">14h30</text:p>
          </table:table-cell>
          <table:table-cell table:style-name="Tableau1.B9" table:number-columns-spanned="2" office:value-type="string">
            <text:p text:style-name="P11">Récréation</text:p>
          </table:table-cell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C6" table:number-columns-spanned="2" office:value-type="string">
            <text:p text:style-name="P9">ARTS VISUELS</text:p>
            <text:p text:style-name="P21">découverte du surréalisme : André Breton Le Cadavre Exqui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29T15:11:27.54</meta:creation-date>
    <dc:date>2019-03-01T12:45:12.18</dc:date>
    <dc:creator>Sabrina Agnellini</dc:creator>
    <meta:editing-duration>P3DT1H4M1S</meta:editing-duration>
    <meta:editing-cycles>10</meta:editing-cycles>
    <meta:generator>OpenOffice/4.1.6$Win32 OpenOffice.org_project/416m1$Build-9790</meta:generator>
    <meta:printed-by>Sabrina Agnellini</meta:printed-by>
    <meta:print-date>2019-03-01T12:45:08.44</meta:print-date>
    <meta:document-statistic meta:table-count="1" meta:image-count="0" meta:object-count="0" meta:page-count="1" meta:paragraph-count="52" meta:word-count="230" meta:character-count="1326"/>
  </office:meta>
</office:document-meta>
</file>